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85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846in"/>
    </style:style>
    <style:style style:name="co8" style:family="table-column">
      <style:table-column-properties fo:break-before="auto" style:column-width="5.4075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9437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0.7425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1028in"/>
    </style:style>
    <style:style style:name="co32" style:family="table-column">
      <style:table-column-properties fo:break-before="auto" style:column-width="1.8244in"/>
    </style:style>
    <style:style style:name="co33" style:family="table-column">
      <style:table-column-properties fo:break-before="auto" style:column-width="1.748in"/>
    </style:style>
    <style:style style:name="co3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22">
      <style:text-properties fo:font-weight="bold" style:font-weight-asian="bold" style:font-weight-complex="bold"/>
    </style:style>
    <style:style style:name="ce49" style:family="table-cell" style:parent-style-name="Default" style:data-style-name="N122"/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1"/>
    <style:style style:name="ce5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in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3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3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3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3" office:value-type="string">
            <text:p>Most tetst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3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6"/>
          <table:table-cell table:style-name="ce23" office:value-type="string">
            <text:p>syntax error</text:p>
          </table:table-cell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3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2"/>
          <table:table-cell table:number-columns-repeated="250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2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 office:value-type="string">
            <text:p>syntax error</text:p>
          </table:table-cell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2" table:number-rows-repeated="65439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9" table:default-cell-style-name="ce37"/>
        <table:table-column table:style-name="co9" table:default-cell-style-name="ce7"/>
        <table:table-column table:style-name="co10" table:default-cell-style-name="ce6"/>
        <table:table-column table:style-name="co6" table:number-columns-repeated="2" table:default-cell-style-name="ce6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Test cases concrete syntax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l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Extend REPL with concrete syntax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8">
            <text:p>80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75">
            <text:p>75</text:p>
          </table:table-cell>
          <table:table-cell table:style-name="ce39" office:value-type="percentage" office:value="0.8">
            <text:p>8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75.4">
            <text:p>175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45.9">
            <text:p>45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49"/>
        <table:table-column table:style-name="co6" table:default-cell-style-name="ce51"/>
        <table:table-column table:style-name="co12" table:default-cell-style-name="ce49"/>
        <table:table-column table:style-name="co13" table:default-cell-style-name="ce52"/>
        <table:table-column table:style-name="co14" table:default-cell-style-name="ce49"/>
        <table:table-column table:style-name="co15" table:default-cell-style-name="ce52"/>
        <table:table-column table:style-name="co16" table:default-cell-style-name="ce49"/>
        <table:table-column table:style-name="co17" table:default-cell-style-name="ce52"/>
        <table:table-column table:style-name="co18" table:default-cell-style-name="ce54"/>
        <table:table-column table:style-name="co19" table:default-cell-style-name="ce49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style-name="ce62" office:value-type="string">
            <text:p>+</text:p>
          </table:table-cell>
          <table:table-cell table:style-name="ce62" office:value-type="string">
            <text:p>+</text:p>
          </table:table-cell>
          <table:table-cell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style-name="ce26" office:value-type="string">
            <text:p>/</text:p>
          </table:table-cell>
          <table:table-cell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style-name="ce26" office:value-type="string">
            <text:p>&lt;</text:p>
          </table:table-cell>
          <table:table-cell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style-name="ce26" office:value-type="string">
            <text:p>&lt;=</text:p>
          </table:table-cell>
          <table:table-cell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style-name="ce26" office:value-type="string">
            <text:p>&gt;=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style-name="ce26" office:value-type="string">
            <text:p>contains</text:p>
          </table:table-cell>
          <table:table-cell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2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2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/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8/05/2009</text:date>, <text:time>12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05T12:18:38</dc:date>
    <dc:language>en-US</dc:language>
    <meta:editing-cycles>261</meta:editing-cycles>
    <meta:editing-duration>PT322H46M32S</meta:editing-duration>
    <meta:document-statistic meta:table-count="8" meta:cell-count="1164" meta:object-count="0"/>
    <meta:user-defined meta:name="Info 1"/>
    <meta:user-defined meta:name="Info 2"/>
    <meta:user-defined meta:name="Info 3"/>
    <meta:user-defined meta:name="Info 4"/>
  </office:meta>
</office:document-meta>
</file>